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70000038821BDEFAD69A9C368.png" manifest:media-type="image/png"/>
  <manifest:file-entry manifest:full-path="Pictures/100000000000000800000008B2AA4E6A4F6D2D73.png" manifest:media-type="image/png"/>
  <manifest:file-entry manifest:full-path="Pictures/100000000000054C000003BFE35D3790B656BE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94070a" draw:fill="bitmap" draw:fill-image-name="_35__20_Percent" draw:textarea-horizontal-align="justify" draw:textarea-vertical-align="middle" draw:auto-grow-height="false" fo:min-height="3.45cm" fo:min-width="15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subtitle">
      <style:graphic-properties draw:fill-color="#ffffff" draw:auto-grow-height="true" fo:min-height="10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bitmap" draw:fill-image-name="_35__20_Percent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Courier10 BT1" fo:font-size="22pt" style:font-size-asian="22pt" style:font-size-complex="2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Noto Mono"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10 BT1" fo:font-size="22pt" style:font-size-asian="22pt" style:font-size-complex="22pt"/>
    </style:style>
    <style:style style:name="T5" style:family="text">
      <style:text-properties fo:color="#ce181e" style:font-name="Courier10 BT1"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Noto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完善的消息回复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22.269cm" svg:height="15.552cm" svg:x="2.859cm" svg:y="0.1cm">
          <draw:image xlink:href="Pictures/100000000000054C000003BFE35D3790B656BE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>
          <draw:text-box>
            <text:p text:style-name="P5"><text:span text:style-name="T1">消息回复支持的格式</text:span></text:p>
          </draw:text-box>
        </draw:frame>
        <draw:frame presentation:style-name="pr5" draw:layer="layout" svg:width="11.8cm" svg:height="11.115cm" svg:x="1.4cm" svg:y="3.685cm" presentation:class="outline" presentation:user-transformed="true">
          <draw:text-box>
            <text:list text:style-name="L2">
              <text:list-item>
                <text:p>文本消息</text:p>
              </text:list-item>
              <text:list-item>
                <text:p>图片消息</text:p>
              </text:list-item>
              <text:list-item>
                <text:p>语音消息</text:p>
              </text:list-item>
              <text:list-item>
                <text:p><text:span text:style-name="T2">视频消息</text:span></text:p>
              </text:list-item>
            </text:list>
          </draw:text-box>
        </draw:frame>
        <draw:frame presentation:style-name="pr5" draw:layer="layout" svg:width="11.7cm" svg:height="11.115cm" svg:x="15.5cm" svg:y="3.686cm" presentation:class="outline" presentation:user-transformed="true">
          <draw:text-box>
            <text:list text:style-name="L2">
              <text:list-item>
                <text:p>音乐消息</text:p>
              </text:list-item>
              <text:list-item>
                <text:p>图文消息</text:p>
              </text:list-item>
            </text:list>
          </draw:text-box>
        </draw:frame>
        <draw:line draw:style-name="gr3" draw:text-style-name="P3" draw:layer="layout" svg:x1="11.2cm" svg:y1="12cm" svg:x2="7cm" svg:y2="11.2cm">
          <text:p/>
        </draw:line>
        <draw:custom-shape draw:style-name="gr4" draw:text-style-name="P7" draw:layer="layout" svg:width="16.4cm" svg:height="3.7cm" svg:x="11.2cm" svg:y="10.7cm">
          <text:p text:style-name="P1"><text:span text:style-name="T3">这存在一个</text:span><text:span text:style-name="T3">bug</text:span><text:span text:style-name="T3">，按照微信开发者文档</text:span></text:p>
          <text:p text:style-name="P1"><text:span text:style-name="T3">的格式回复消息提示错误，但不知道微信</text:span></text:p>
          <text:p text:style-name="P1"><text:span text:style-name="T3">何时解决这个问题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图片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Imag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Imag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语音消息格式</text:p>
          </draw:text-box>
        </draw:frame>
        <draw:frame draw:style-name="gr5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audio</text:span><text:span text:style-name="T4">]]&gt;&lt;/MsgType&gt;</text:span></text:p>
            <text:p><text:span text:style-name="T4"><text:s text:c="2"/></text:span><text:span text:style-name="T4">&lt;Voic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Voic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关键词回复</text:p>
          </draw:text-box>
        </draw:frame>
        <draw:frame presentation:style-name="pr5" draw:text-style-name="P9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根据用户输入的关键</text:span><text:span text:style-name="T6">词，进行匹配，成功则</text:span><text:span text:style-name="T6">回复。</text:span></text:p>
              </text:list-item>
              <text:list-item>
                <text:p text:style-name="P9"><text:span text:style-name="T6">匹配方式可以是全匹配</text:span><text:span text:style-name="T6">或模糊查询。</text:span></text:p>
              </text:list-item>
              <text:list-item>
                <text:p text:style-name="P9"><text:span text:style-name="T6">可以用于帐号绑定，获</text:span><text:span text:style-name="T6">取帮助信息，系统文档</text:span><text:span text:style-name="T6">查询等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32">
        <office:forms form:automatic-focus="false" form:apply-design-mode="false"/>
        <draw:frame presentation:style-name="pr6" draw:text-style-name="P2" draw:layer="layout" svg:width="25.199cm" svg:height="10.072cm" svg:x="1.4cm" svg:y="0.628cm" presentation:class="subtitle">
          <draw:text-box>
            <text:p>现在设计一个简单的流程处理用户的消息，并且要在后续处理事件消息时可以进行扩展。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996cm" svg:height="15.749cm" svg:x="-0.004cm" svg:y="0.004cm">
          <draw:image xlink:href="Pictures/10000000000006470000038821BDEFAD69A9C3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7">示例代码可以从课件的</text:span><text:span text:style-name="T7">src</text:span><text:span text:style-name="T7">目录中找到。</text:span></text:p>
              </text:list-item>
              <text:list-item>
                <text:p text:style-name="P10"><text:span text:style-name="T7">在示例代码中，使用了</text:span><text:span text:style-name="T7">fmtwxmsg.js</text:span><text:span text:style-name="T7">用于格式化消息</text:span><text:span text:style-name="T7">为</text:span><text:span text:style-name="T7">XML</text:span><text:span text:style-name="T7">字符串。</text:span></text:p>
              </text:list-item>
              <text:list-item>
                <text:p text:style-name="P10"><text:span text:style-name="T7">使用</text:span><text:span text:style-name="T7">weixinmsg.js</text:span><text:span text:style-name="T7">作为处理消息的模块，在</text:span><text:span text:style-name="T7">usermsg.js</text:span><text:span text:style-name="T7">中仅仅是引入</text:span><text:span text:style-name="T7">weixinmsg</text:span><text:span text:style-name="T7">模块并调用</text:span><text:span text:style-name="T7">msgDispatch</text:span><text:span text:style-name="T7">方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adornments="标准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08T02:56:29.295204231</dc:date>
    <meta:editing-duration>PT3H55M9S</meta:editing-duration>
    <meta:editing-cycles>59</meta:editing-cycles>
    <meta:generator>LibreOffice/6.0.7.3$Linux_X86_64 LibreOffice_project/00m0$Build-3</meta:generator>
    <meta:document-statistic meta:object-count="57"/>
  </office:meta>
</office:document-meta>
</file>